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Certificat d’Estudis</text:span><text:span text:style-name="T1"/></text:h>
      <text:p text:style-name="Standard" loext:marker-style-name="T1"><text:span text:style-name="T1">El secretari de l’institut Joan Ramis i Ramis, certofoca:</text:span><text:span text:style-name="T1"/></text:p>
      <text:p text:style-name="P2" loext:marker-style-name="T1"/>
      <text:p text:style-name="Standard" loext:marker-style-name="T2"><text:span text:style-name="T1">Que, d’acord amb els antecedents que consten en els arxius d’aquest departament, l’estudiant </text:span><text:span text:style-name="T3">Lucas Perelló Bagur, </text:span><text:span text:style-name="T2">amb DNI núm. </text:span><text:span text:style-name="T3">[DNI],</text:span></text:p>
      <text:p text:style-name="Standard" loext:marker-style-name="T2"><text:span text:style-name="T2">està matriculat i cursant els estudis de 1r SMX durant el curs acadèmic</text:span><text:span text:style-name="T2"/></text:p>
      <text:p text:style-name="P3" loext:marker-style-name="T2"/>
      <text:p text:style-name="Standard" loext:marker-style-name="T2"><text:span text:style-name="T2">I, perquè consti, sign aquest certificat amb el vistplau del director.</text:span><text:span text:style-name="T2"/></text:p>
      <text:p text:style-name="P3" loext:marker-style-name="T2"/>
      <text:p text:style-name="Standard" loext:marker-style-name="T3"><text:span text:style-name="T3">Ciutadella,_________ de___________________de 2024</text:span><text:span text:style-name="T3"/></text:p>
      <text:p text:style-name="P4" loext:marker-style-name="T3"/>
      <text:p text:style-name="Standard" loext:marker-style-name="T3"><text:span text:style-name="T3">Secretari de l’institut Joan Ramis i Ramis</text:span><text:span text:style-name="T3"/></text:p>
      <text:p text:style-name="P4" loext:marker-style-name="T3"/>
      <text:p text:style-name="Standard" loext:marker-style-name="T3"><text:span text:style-name="T3">Vist i plau:</text:span><text:span text:style-name="T3"/></text:p>
      <text:p text:style-name="P4" loext:marker-style-name="T3"/>
      <text:p text:style-name="Standard" loext:marker-style-name="T3"><text:span text:style-name="T3">Raquel Taltavull Carreras Directora de l’institut Joan Ramis i Ramis</text:span><text:bookmark text:name="_GoBack"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8:24:00</meta:creation-date>
    <meta:initial-creator>cicles</meta:initial-creator>
    <dc:creator>cicles</dc:creator>
    <dc:date>2024-11-12T08:34:04</dc:date>
    <meta:editing-cycles>1</meta:editing-cycles>
    <meta:editing-duration>PT9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9" meta:word-count="78" meta:character-count="522" meta:non-whitespace-character-count="453"/>
    <meta:user-defined meta:name="KSOProductBuildVer">1033-11.1.0.11723</meta:user-defined>
    <meta:template xlink:type="simple" xlink:actuate="onRequest" xlink:title="Normal.dotm" xlink:href=""/>
  </office:meta>
</office:document-meta>
</file>